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style:text-line-through-type="single" officeooo:rsid="00177110" officeooo:paragraph-rsid="00177110" style:language-asian="ja" style:country-asian="JP"/>
    </style:style>
    <style:style style:name="P2" style:family="paragraph" style:parent-style-name="Standard" style:list-style-name="L1">
      <style:text-properties style:text-line-through-style="solid" style:text-line-through-type="single" officeooo:rsid="001b21a2" officeooo:paragraph-rsid="001b21a2" style:language-asian="ja" style:country-asian="JP"/>
    </style:style>
    <style:style style:name="P3" style:family="paragraph" style:parent-style-name="Standard" style:list-style-name="L1">
      <style:text-properties style:text-line-through-style="solid" style:text-line-through-type="single" officeooo:rsid="001bbf38" officeooo:paragraph-rsid="001bbf38" style:language-asian="ja" style:country-asian="JP"/>
    </style:style>
    <style:style style:name="P4" style:family="paragraph" style:parent-style-name="Standard" style:list-style-name="L1">
      <style:text-properties style:text-line-through-style="solid" style:text-line-through-type="single" officeooo:rsid="0020bec8" officeooo:paragraph-rsid="0020bec8" style:language-asian="ja" style:country-asian="JP"/>
    </style:style>
    <style:style style:name="P5" style:family="paragraph" style:parent-style-name="Standard" style:list-style-name="L1">
      <style:text-properties style:text-line-through-style="solid" style:text-line-through-type="single" officeooo:rsid="002d26b0" officeooo:paragraph-rsid="002d26b0" style:language-asian="ja" style:country-asian="JP"/>
    </style:style>
    <style:style style:name="P6" style:family="paragraph" style:parent-style-name="Standard" style:list-style-name="L1">
      <style:text-properties style:text-line-through-style="solid" style:text-line-through-type="single" officeooo:rsid="0031a1b7" officeooo:paragraph-rsid="0031a1b7" style:language-asian="ja" style:country-asian="JP"/>
    </style:style>
    <style:style style:name="P7" style:family="paragraph" style:parent-style-name="Standard" style:list-style-name="L1">
      <style:text-properties style:text-line-through-style="solid" style:text-line-through-type="single" officeooo:rsid="0023801d" officeooo:paragraph-rsid="0023801d" style:language-asian="ja" style:country-asian="JP"/>
    </style:style>
    <style:style style:name="P8" style:family="paragraph" style:parent-style-name="Standard" style:list-style-name="L1">
      <style:text-properties style:text-line-through-style="solid" style:text-line-through-type="single" officeooo:rsid="0026246f" officeooo:paragraph-rsid="0026246f" style:language-asian="ja" style:country-asian="JP"/>
    </style:style>
    <style:style style:name="P9" style:family="paragraph" style:parent-style-name="Standard" style:list-style-name="L1">
      <style:text-properties style:text-line-through-style="solid" style:text-line-through-type="single" officeooo:rsid="00270b75" officeooo:paragraph-rsid="00270b75" style:language-asian="ja" style:country-asian="JP"/>
    </style:style>
    <style:style style:name="P10" style:family="paragraph" style:parent-style-name="Standard" style:list-style-name="L1">
      <style:text-properties style:text-line-through-style="solid" style:text-line-through-type="single" officeooo:rsid="00292f1f" officeooo:paragraph-rsid="00292f1f" style:language-asian="ja" style:country-asian="JP"/>
    </style:style>
    <style:style style:name="P11" style:family="paragraph" style:parent-style-name="Standard" style:list-style-name="L1">
      <style:text-properties style:text-line-through-style="solid" style:text-line-through-type="single" officeooo:rsid="003531b2" officeooo:paragraph-rsid="003531b2" style:language-asian="ja" style:country-asian="JP"/>
    </style:style>
    <style:style style:name="P12" style:family="paragraph" style:parent-style-name="Standard" style:list-style-name="L1">
      <style:text-properties style:text-line-through-style="none" style:text-line-through-type="none" officeooo:rsid="00297d35" officeooo:paragraph-rsid="00297d35" style:language-asian="ja" style:country-asian="JP"/>
    </style:style>
    <style:style style:name="P13" style:family="paragraph" style:parent-style-name="Standard" style:list-style-name="L1">
      <style:text-properties style:text-line-through-style="none" style:text-line-through-type="none" officeooo:rsid="002f00df" officeooo:paragraph-rsid="002f00df" style:language-asian="ja" style:country-asian="JP"/>
    </style:style>
    <style:style style:name="T1" style:family="text">
      <style:text-properties officeooo:rsid="001bbf38"/>
    </style:style>
    <style:style style:name="T2" style:family="text">
      <style:text-properties officeooo:rsid="002f36b2"/>
    </style:style>
    <style:style style:name="T3" style:family="text">
      <style:text-properties officeooo:rsid="00301f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34308507601397093" text:style-name="L1">
        <text:list-item>
          <text:p text:style-name="P1">Tree gains new branches slowly over time.</text:p>
        </text:list-item>
        <text:list-item>
          <text:p text:style-name="P1">Branches lengthen over time.</text:p>
        </text:list-item>
        <text:list-item>
          <text:p text:style-name="P1">Birds appear</text:p>
        </text:list-item>
        <text:list-item>
          <text:p text:style-name="P2">Add <text:span text:style-name="T1">grow button</text:span></text:p>
        </text:list-item>
        <text:list-item>
          <text:p text:style-name="P3">Grow button swaps tree between grow states</text:p>
        </text:list-item>
        <text:list-item>
          <text:p text:style-name="P3">Add ff button</text:p>
        </text:list-item>
        <text:list-item>
          <text:p text:style-name="P3">Fruit grows</text:p>
        </text:list-item>
        <text:list-item>
          <text:p text:style-name="P3">Flowers grow</text:p>
        </text:list-item>
        <text:list-item>
          <text:p text:style-name="P4">Butterflies appear</text:p>
        </text:list-item>
        <text:list-item>
          <text:p text:style-name="P4">Butterflies visit flowers</text:p>
        </text:list-item>
        <text:list-item>
          <text:p text:style-name="P4">Second tree</text:p>
        </text:list-item>
        <text:list-item>
          <text:p text:style-name="P5">Second tree chooses when to grow etc.</text:p>
        </text:list-item>
        <text:list-item>
          <text:p text:style-name="P4">After butterfly visits flowers, lands on other tree</text:p>
        </text:list-item>
        <text:list-item>
          <text:p text:style-name="P4">Cat<text:span text:style-name="T2">er</text:span>pillars appear on tree after butterfly <text:span text:style-name="T3">landing</text:span></text:p>
        </text:list-item>
        <text:list-item>
          <text:p text:style-name="P5">Cat<text:span text:style-name="T2">er</text:span>pillar stops branch from growing.</text:p>
        </text:list-item>
        <text:list-item>
          <text:p text:style-name="P4">Birds eat fruit</text:p>
        </text:list-item>
        <text:list-item>
          <text:p text:style-name="P6">Birds eat caterpillars on tree they ate from</text:p>
        </text:list-item>
        <text:list-item>
          <text:p text:style-name="P7">Flowers are rotated to the same direction as branch faces</text:p>
        </text:list-item>
        <text:list-item>
          <text:p text:style-name="P8">Flowers wither and die after a period of time</text:p>
        </text:list-item>
        <text:list-item>
          <text:p text:style-name="P9">Tree branches can't grow below certain point</text:p>
        </text:list-item>
        <text:list-item>
          <text:p text:style-name="P10">Can't grow branches if they're going to be too small</text:p>
        </text:list-item>
        <text:list-item>
          <text:p text:style-name="P12">Fix grow up button clickingness</text:p>
        </text:list-item>
        <text:list-item>
          <text:p text:style-name="P5">Add background graphics</text:p>
        </text:list-item>
        <text:list-item>
          <text:p text:style-name="P11">Move camera with mouse</text:p>
        </text:list-item>
        <text:list-item>
          <text:p text:style-name="P13">AI tree is mildly effectiv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53M59S</meta:editing-duration>
    <meta:editing-cycles>8</meta:editing-cycles>
    <meta:generator>LibreOffice/4.3.5.2$Windows_x86 LibreOffice_project/3a87456aaa6a95c63eea1c1b3201acedf0751bd5</meta:generator>
    <dc:date>2015-12-15T23:02:48.216000000</dc:date>
    <meta:document-statistic meta:table-count="0" meta:image-count="0" meta:object-count="0" meta:page-count="1" meta:paragraph-count="25" meta:word-count="153" meta:character-count="831" meta:non-whitespace-character-count="728"/>
    <meta:user-defined meta:name="Info 1"/>
    <meta:user-defined meta:name="Info 2"/>
    <meta:user-defined meta:name="Info 3"/>
    <meta:user-defined meta:name="Info 4"/>
  </office:meta>
</office:document-meta>
</file>